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lk Schedule</text:p>
      <text:p text:style-name="Standard">Farmer John has to milk his N (1 &lt;= N &lt;= 50,000) cows, and each cow needs to be milked for B (1 &lt;= B_i &lt;= 10,000) seconds. To save time, he starts milking cow 1 at time 0 for B_1 seconds and then immediately proceeds to milk cow 2 for B_2 seconds, and so on until all N cows are milked. The cows have some activities scheduled for the day, so they want to know who will be gone at what time. The cows ask Q (1 &lt;= Q &lt;= 50,000) questions, asking to know which cow will be milked at time T_i, which is between 0 and the end of the milking process. Help Farmer John answer the cows’ questions.</text:p>
      <text:p text:style-name="Standard"/>
      <text:p text:style-name="Standard">INPUT FORMAT</text:p>
      <text:p text:style-name="Standard"/>
      <text:p text:style-name="Standard">The first line of the input contains two space separated integers, N and Q. The next N lines contain a single integer, B_i, and the next Q lines contain a single integer, T_i.</text:p>
      <text:p text:style-name="Standard"/>
      <text:p text:style-name="Standard">OUTPUT FORMAT</text:p>
      <text:p text:style-name="Standard"/>
      <text:p text:style-name="Standard">For each question, output the index of the cow that is being milked at that time on its own line.</text:p>
      <text:p text:style-name="Standard"/>
      <text:p text:style-name="Standard">SAMPLE INPUT</text:p>
      <text:p text:style-name="Standard"/>
      <text:p text:style-name="Standard">4 7</text:p>
      <text:p text:style-name="Standard">3</text:p>
      <text:p text:style-name="Standard">1</text:p>
      <text:p text:style-name="Standard">4</text:p>
      <text:p text:style-name="Standard">2</text:p>
      <text:p text:style-name="Standard">4</text:p>
      <text:p text:style-name="Standard">7</text:p>
      <text:p text:style-name="Standard">3</text:p>
      <text:p text:style-name="Standard">1</text:p>
      <text:p text:style-name="Standard">8</text:p>
      <text:p text:style-name="Standard">0</text:p>
      <text:p text:style-name="Standard">9</text:p>
      <text:p text:style-name="Standard">Cow 1 starts being milked at time 0, cow 2 starts being milked at time 3, cow 3 starts being milked at time 4, and cow 4 starts being milked at time 8.</text:p>
      <text:p text:style-name="Standard"/>
      <text:p text:style-name="Standard">SAMPLE OUTPUT</text:p>
      <text:p text:style-name="Standard"/>
      <text:p text:style-name="Standard">3</text:p>
      <text:p text:style-name="Standard">3</text:p>
      <text:p text:style-name="Standard">2</text:p>
      <text:p text:style-name="Standard">1</text:p>
      <text:p text:style-name="Standard">4</text:p>
      <text:p text:style-name="Standard">1</text:p>
      <text:p text:style-name="Standard">4</text:p>
      <text:p text:style-name="Standard"/>
      <text:p text:style-name="Standard">MODE: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8:00:11.455000000</meta:creation-date>
    <dc:date>2022-07-09T18:00:43.232000000</dc:date>
    <meta:editing-duration>PT32S</meta:editing-duration>
    <meta:editing-cycles>1</meta:editing-cycles>
    <meta:document-statistic meta:table-count="0" meta:image-count="0" meta:object-count="0" meta:page-count="1" meta:paragraph-count="29" meta:word-count="240" meta:character-count="1108" meta:non-whitespace-character-count="897"/>
    <meta:generator>LibreOffice/5.4.6.2$Windows_X86_64 LibreOffice_project/4014ce260a04f1026ba855d3b8d91541c224eab8</meta:generator>
  </office:meta>
</office:document-meta>
</file>